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BDKABK+Helvetica, 'Times New Ro" svg:font-family="BDKABK+Helvetica, 'Times New Ro" style:font-family-generic="system"/>
    <style:font-face style:name="Liberation Serif" svg:font-family="Liberation Serif" style:font-family-generic="roman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Trebuchet MS" svg:font-family="Trebuchet MS" style:font-family-generic="swiss" style:font-pitch="variable" svg:panose-1="2 11 6 3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text:style-name="WW_CharLFO7LVL1" style:num-prefix="Ejercicio " style:num-suffix=" -" style:num-format="1">
        <style:list-level-properties text:space-before="0.252in" text:min-label-width="0.2479in" text:list-level-position-and-space-mode="label-alignment">
          <style:list-level-label-alignment text:label-followed-by="space" fo:margin-left="0.5in" fo:text-indent="-0.2479in"/>
        </style:list-level-properties>
      </text:list-level-style-number>
      <text:list-level-style-number text:level="2" text:style-name="WW_CharLFO7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7LVL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7LVL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7LVL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7LVL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deltema" style:master-page-name="MP0" style:family="paragraph">
      <style:paragraph-properties fo:break-before="page"/>
    </style:style>
    <style:style style:name="T8" style:parent-style-name="Fuentedepárrafopredeter." style:family="text">
      <style:text-properties style:font-name-asian="Verdana"/>
    </style:style>
    <style:style style:name="T9" style:parent-style-name="Fuentedepárrafopredeter." style:family="text">
      <style:text-properties style:font-name-asian="Arial Unicode MS" fo:color="#000000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Párrafodelista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Párrafodelista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Párrafodelista" style:family="paragraph"/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Párrafodelista" style:family="paragraph"/>
    <style:style style:name="P24" style:parent-style-name="Párrafodelista" style:family="paragraph"/>
    <style:style style:name="P25" style:parent-style-name="Párrafodelista" style:family="paragraph"/>
    <style:style style:name="T2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style="italic" style:font-style-asian="italic" style:font-style-complex="italic"/>
    </style:style>
    <style:style style:name="P29" style:parent-style-name="Párrafodelista" style:family="paragraph"/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style="italic" style:font-style-asian="italic" style:font-style-complex="italic"/>
    </style:style>
    <style:style style:name="P34" style:parent-style-name="Párrafodelista" style:family="paragraph"/>
    <style:style style:name="P35" style:parent-style-name="Párrafodelista" style:family="paragraph"/>
    <style:style style:name="P36" style:parent-style-name="Párrafodelista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Párrafodelista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Párrafodelista" style:family="paragraph"/>
    <style:style style:name="P42" style:parent-style-name="Párrafodelista" style:family="paragraph"/>
    <style:style style:name="P43" style:parent-style-name="Párrafodelista" style:family="paragraph"/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Standard" style:family="paragraph">
      <style:text-properties style:font-name-complex="Verdana" fo:font-weight="bold" style:font-weight-asian="bold" fo:font-size="13pt" style:font-size-asian="13pt" style:font-size-complex="13pt"/>
    </style:style>
    <style:style style:name="S1" style:family="section">
      <style:section-properties fo:margin-left="0in" fo:margin-right="0in" style:writing-mode="lr-tb"/>
    </style:style>
    <style:style style:name="P47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48" style:parent-style-name="Listado" style:family="paragraph">
      <style:paragraph-properties style:contextual-spacing="false"/>
    </style:style>
    <style:style style:name="P49" style:parent-style-name="Listado" style:family="paragraph">
      <style:paragraph-properties style:contextual-spacing="false"/>
    </style:style>
    <style:style style:name="P50" style:parent-style-name="Listado" style:family="paragraph">
      <style:paragraph-properties style:contextual-spacing="false"/>
    </style:style>
    <style:style style:name="P51" style:parent-style-name="Listado" style:family="paragraph">
      <style:paragraph-properties style:contextual-spacing="false"/>
    </style:style>
    <style:style style:name="P52" style:parent-style-name="Listado" style:family="paragraph">
      <style:paragraph-properties style:contextual-spacing="false"/>
    </style:style>
    <style:style style:name="P53" style:parent-style-name="Listado" style:family="paragraph">
      <style:paragraph-properties style:contextual-spacing="false"/>
    </style:style>
    <style:style style:name="P54" style:parent-style-name="Listado" style:family="paragraph">
      <style:paragraph-properties style:contextual-spacing="false"/>
    </style:style>
    <style:style style:name="P55" style:parent-style-name="Listado" style:family="paragraph">
      <style:paragraph-properties style:contextual-spacing="false"/>
    </style:style>
    <style:style style:name="P56" style:parent-style-name="Listado" style:family="paragraph">
      <style:paragraph-properties style:contextual-spacing="false"/>
    </style:style>
    <style:style style:name="P57" style:parent-style-name="Listado" style:family="paragraph">
      <style:paragraph-properties style:contextual-spacing="false"/>
    </style:style>
    <style:style style:name="T58" style:parent-style-name="CódigoJavaScript" style:family="text">
      <style:text-properties fo:font-weight="normal" style:font-weight-asian="normal"/>
    </style:style>
    <style:style style:name="T59" style:parent-style-name="CódigoJavaScript" style:family="text">
      <style:text-properties fo:font-weight="normal" style:font-weight-asian="normal"/>
    </style:style>
    <style:style style:name="P60" style:parent-style-name="Listado" style:family="paragraph">
      <style:paragraph-properties style:contextual-spacing="false"/>
    </style:style>
    <style:style style:name="T61" style:parent-style-name="_OOoComputerSpecial" style:family="text">
      <style:text-properties style:font-name="Century Gothic" fo:font-size="10pt" style:font-size-asian="10pt"/>
    </style:style>
    <style:style style:name="T62" style:parent-style-name="_OOoComputerSpecial" style:family="text">
      <style:text-properties style:font-name="Century Gothic" fo:font-weight="bold" style:font-weight-asian="bold" style:font-weight-complex="bold" fo:font-size="10pt" style:font-size-asian="10pt"/>
    </style:style>
    <style:style style:name="T63" style:parent-style-name="_OOoComputerSpecial" style:family="text">
      <style:text-properties style:font-name="Century Gothic" fo:font-size="10pt" style:font-size-asian="10pt"/>
    </style:style>
    <style:style style:name="T64" style:parent-style-name="_OOoComputerSpecial" style:family="text">
      <style:text-properties style:font-name="Century Gothic" style:text-line-through-style="solid" style:text-line-through-width="auto" style:text-line-through-color="font-color" style:text-line-through-mode="continuous" style:text-line-through-type="single" fo:font-size="10pt" style:font-size-asian="10pt"/>
    </style:style>
    <style:style style:name="T65" style:parent-style-name="_OOoComputerSpecial" style:family="text">
      <style:text-properties style:font-name="Century Gothic" fo:font-size="10pt" style:font-size-asian="10pt"/>
    </style:style>
    <style:style style:name="T66" style:parent-style-name="_OOoComputerSpecial" style:family="text">
      <style:text-properties style:font-name="Century Gothic" fo:font-size="10pt" style:font-size-asian="10pt"/>
    </style:style>
  </office:automatic-styles>
  <office:body>
    <office:text text:use-soft-page-breaks="true">
      <text:p text:style-name="P1">PRÁCTICA<text:span text:style-name="T8"><text:s/>4</text:span>.05<text:span text:style-name="T9"><text:s/>Generador de formularios</text:span></text:p>
      <text:p text:style-name="P10"/>
      <text:p text:style-name="P11">Normas de entrega</text:p>
      <text:list text:style-name="LFO6" text:continue-numbering="true">
        <text:list-item>
          <text:p text:style-name="P12">En cuanto al<text:s/><text:span text:style-name="T13">código</text:span>:</text:p>
          <text:list text:continue-numbering="true">
            <text:list-item>
              <text:p text:style-name="P14">en la<text:s/><text:span text:style-name="T15">presentación interna</text:span>, importan los<text:s/><text:span text:style-name="T16">comentarios</text:span>, la claridad del código, la significación de los nombres elegidos; todo esto debe permitir<text:s/>considerar al programa como<text:s/><text:span text:style-name="T17">autodocumentado</text:span>. No será necesario explicar que es un<text:s/><text:span text:style-name="CódigoJavaScript">if</text:span><text:s/>un<text:s/><text:span text:style-name="CódigoJavaScript">for</text:span><text:s/>pero sí su funcionalidad. Hay que comentar las cosas destacadas y, sobre todo, las<text:s/><text:span text:style-name="T18">funciones</text:span><text:s/>y<text:s/><text:span text:style-name="T19">clases</text:span><text:s/>empleadas. La ausencia de comentarios será penalizada,</text:p>
            </text:list-item>
            <text:list-item>
              <text:p text:style-name="P20">en la<text:s/><text:span text:style-name="T21">p</text:span><text:span text:style-name="T22">resentación externa</text:span>, importan las leyendas aclaratorias, información en pantalla y avisos de ejecución que favorezcan el uso de la aplicación,</text:p>
            </text:list-item>
            <text:list-item>
              <text:p text:style-name="P23">todo el código debe estar situado dentro del evento<text:s/><text:span text:style-name="CódigoJavaScript">window.onload = () =&gt; {};</text:span><text:s/>o a través del evento<text:s/><text:span text:style-name="CódigoJavaScript">document.addE</text:span><text:span text:style-name="CódigoJavaScript">ventListener("DOMContentLoaded", () =&gt; {});</text:span><text:s/>,</text:p>
            </text:list-item>
            <text:list-item>
              <text:p text:style-name="P24">si no se especifica lo contrario, la información resultante del programa debe aparecer en la consola del navegador<text:s/><text:span text:style-name="CódigoJavaScript">console.log(información)</text:span>,</text:p>
            </text:list-item>
            <text:list-item>
              <text:p text:style-name="P25">los ejercicios deben realizarse usando<text:s/><text:span text:style-name="T26">JavaScript</text:span><text:span text:style-name="T27"><text:s/>ES6<text:s/></text:span>y usar el modo<text:s/>estricto (<text:span text:style-name="CódigoJavaScript">use strict</text:span>) No se podrá utilizar<text:s/><text:span text:style-name="T28">jQuery</text:span><text:s/>ni cualquier otra biblioteca (si no se especifica lo contrario en el enunciado),</text:p>
            </text:list-item>
            <text:list-item>
              <text:p text:style-name="P29">para el nombre de<text:s/><text:span text:style-name="T30">variables</text:span>,<text:s/><text:span text:style-name="T31">constantes</text:span><text:s/>y<text:s/><text:span text:style-name="T32">funciones</text:span><text:s/>se utilizará<text:s/><text:span text:style-name="T33">lowerCamelCase,</text:span></text:p>
            </text:list-item>
            <text:list-item>
              <text:p text:style-name="P34">para la asignación de eventos se utilizará<text:s/><text:span text:style-name="CódigoJavaScript">a</text:span><text:span text:style-name="CódigoJavaScript">ddEventListener()</text:span><text:s/>indicando sus tres parámetros en su definición,</text:p>
            </text:list-item>
            <text:list-item>
              <text:p text:style-name="P35">se usarán las funcionalidades<text:s/><text:span text:style-name="CódigoJavaScript">import</text:span><text:s/>y<text:s/><text:span text:style-name="CódigoJavaScript">export</text:span><text:s/>para crear bibliotecas de funciones temáticas (no debe haber declaración de funciones ni objetos en el documento principal).</text:p>
            </text:list-item>
          </text:list>
        </text:list-item>
        <text:list-item>
          <text:p text:style-name="P36">En cuanto a la<text:s/><text:span text:style-name="T37">entrega</text:span><text:s/>de los archivos que componen los ejercicios:</text:p>
          <text:list text:continue-numbering="true">
            <text:list-item>
              <text:p text:style-name="P38">todos los ejercicios en<text:s/><text:span text:style-name="T39">una carpeta</text:span><text:s/>(creando las<text:s/><text:span text:style-name="T40">subcarpetas</text:span><text:s/>necesarias para documentación anexa como imágenes o estilos) cuyo nombre queda a discreción del discente,</text:p>
            </text:list-item>
            <text:list-item>
              <text:p text:style-name="P41">el nombre de los ficheros necesarios<text:s/>para resolver el ejercicio será el número de ejercicio que contenga,</text:p>
            </text:list-item>
            <text:list-item>
              <text:p text:style-name="P42">el código contendrá ejemplos de ejecución, si procede, y</text:p>
            </text:list-item>
            <text:list-item>
              <text:p text:style-name="P43">la carpeta será comprimida en formato<text:s/><text:span text:style-name="T44">ZIP</text:span><text:s/>y será subida a<text:s/><text:span text:style-name="T45">Aules<text:s/></text:span>de forma puntual.</text:p>
            </text:list-item>
          </text:list>
        </text:list-item>
      </text:list>
      <text:p text:style-name="P46"/>
      <text:section text:name="Sect1" text:style-name="S1">
        <text:soft-page-break/>
        <text:list text:style-name="LFO7" text:continue-numbering="true">
          <text:list-item>
            <text:p text:style-name="P47">Generador de formularios</text:p>
          </text:list-item>
        </text:list>
        <text:p text:style-name="Standard"><text:bookmark-start text:name="h.p_ID_78"/><text:bookmark-end text:name="h.p_ID_78"/>Crea una<text:s/>aplicación que te permitirá generar formularios de manera dinámica. Para ello necesitarás un formulario que realice las siguientes acciones:</text:p>
        <text:list text:style-name="LFO8" text:continue-numbering="true">
          <text:list-item>
            <text:p text:style-name="P48">Crear un<text:s/><text:span text:style-name="ComandoWindows">&lt;input&gt;</text:span><text:s/>de tipo select que permita seleccionar entre varios tipos de inputs que se presentan a continuación.</text:p>
          </text:list-item>
          <text:list-item>
            <text:p text:style-name="P49">Al seleccionar nos presentará los campos a rellenar del siguiente modo.</text:p>
            <text:list text:continue-numbering="true">
              <text:list-item>
                <text:p text:style-name="P50">crear un<text:s/><text:span text:style-name="ComandoWindows">&lt;input&gt;</text:span><text:s/>de tipo texto. Le preguntará al usuario mediante<text:s/>campos<text:s/>qué nombre (atributo<text:s/><text:span text:style-name="CódigoJavaScript">id</text:span>) tiene el<text:s/><text:span text:style-name="ComandoWindows">&lt;inpu</text:span><text:span text:style-name="ComandoWindows">t&gt;</text:span></text:p>
              </text:list-item>
              <text:list-item>
                <text:p text:style-name="P51">crear un<text:s/><text:span text:style-name="ComandoWindows">&lt;input&gt;</text:span><text:s/>de tipo contraseña. Le preguntará al usuario mediante<text:s/>campos de tipo texto<text:s/>qué nombre (atributo<text:s/><text:span text:style-name="CódigoJavaScript">id</text:span>) tiene el<text:s/><text:span text:style-name="ComandoWindows">&lt;input&gt;</text:span></text:p>
              </text:list-item>
              <text:list-item>
                <text:p text:style-name="P52">crear un<text:s/><text:span text:style-name="ComandoKaliGNULinux">&lt;textarea&gt;</text:span>. Le preguntará al usuario el nombre (atributo<text:s/><text:span text:style-name="CódigoJavaScript">id</text:span>) y generará automáticamente uno de cuarenta columnas y cinco<text:s/>filas</text:p>
              </text:list-item>
              <text:list-item>
                <text:p text:style-name="P53">crear un<text:s/><text:span text:style-name="ComandoWindows">&lt;label&gt;</text:span>. Preguntará al usuario a qué<text:s/><text:span text:style-name="ComandoWindows">&lt;input&gt;</text:span><text:s/>va referido (atributo<text:s/><text:span text:style-name="CódigoJavaScript">for</text:span>) y cuál es el texto. La función debe comprobar si ese elemento existe en el formulario actual</text:p>
              </text:list-item>
              <text:list-item>
                <text:p text:style-name="P54">crear una imagen. Preguntará al usuario qué ruta tiene la imagen (atributo<text:s/><text:span text:style-name="CódigoJavaScript">s</text:span><text:span text:style-name="CódigoJavaScript">rc</text:span>) y su nombre (atributo<text:s/><text:span text:style-name="CódigoJavaScript">id</text:span>)</text:p>
              </text:list-item>
              <text:list-item>
                <text:p text:style-name="P55">crear un<text:s/><text:span text:style-name="ComandoWindows">&lt;checkbox&gt;</text:span>. Preguntará al usuario el nombre y el valor (atributos<text:s/><text:span text:style-name="CódigoJavaScript">name</text:span><text:s/>y<text:s/><text:span text:style-name="CódigoJavaScript">value</text:span>)</text:p>
              </text:list-item>
              <text:list-item>
                <text:p text:style-name="P56">crear un<text:s/><text:span text:style-name="ComandoWindows">&lt;radio&gt;</text:span>. Preguntará al usuario el nombre y el valor (atributos<text:s/><text:span text:style-name="CódigoJavaScript">name</text:span><text:s/>y<text:s/><text:span text:style-name="CódigoJavaScript">value</text:span>)</text:p>
              </text:list-item>
              <text:list-item>
                <text:p text:style-name="P57">crear un botón (<text:span text:style-name="T58">submit</text:span>). Preguntará al<text:s/>usuario el nombre y el valor (atributos<text:s/><text:span text:style-name="CódigoJavaScript">id</text:span><text:s/>y<text:s/><text:span text:style-name="T59">value</text:span>)</text:p>
              </text:list-item>
            </text:list>
          </text:list-item>
          <text:list-item>
            <text:p text:style-name="P60">Añadir un botón que al pulsar recoja los campos introducidos por el usuario. Además deberá e<text:span text:style-name="T61">l programa<text:s/></text:span><text:span text:style-name="T62">comprobar que ni el nombre ni el id elegidos por el usuario esté en uso en el formulario</text:span><text:span text:style-name="T63"><text:s/>actual. De ser así, debe informar debidamente al<text:s/></text:span><text:span text:style-name="T64">idiota</text:span><text:span text:style-name="T65"><text:s/>usuario.</text:span><text:span text:style-name="T66"><text:s/>Y creará el nuevo elemento de tipo formulario.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BDKABK+Helvetica, 'Times New Ro" svg:font-family="BDKABK+Helvetica, 'Times New Ro" style:font-family-generic="system"/>
    <style:font-face style:name="Liberation Serif" svg:font-family="Liberation Serif" style:font-family-generic="roman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Trebuchet MS" svg:font-family="Trebuchet MS" style:font-family-generic="swiss" style:font-pitch="variable" svg:panose-1="2 11 6 3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784in" fo:margin-bottom="0.0784in" fo:line-height="115%"/>
      <style:text-properties style:font-name="Century Gothic" style:font-name-asian="Century Gothic" style:font-name-complex="Century Gothic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CódigoLinux" style:display-name="Código Linux" style:family="paragraph" style:parent-style-name="Standard">
      <style:paragraph-properties fo:border="0.0034in solid #993366" fo:padding="0.125in" style:shadow="none" fo:text-align="start" fo:margin-top="0in" fo:margin-bottom="0.118in" fo:line-height="0.118in" fo:background-color="#993366"/>
      <style:text-properties style:font-name="Courier New" style:font-name-asian="Courier New" style:font-name-complex="Courier New" fo:color="#FFFFFF" fo:hyphenate="false"/>
    </style:style>
    <style:style style:name="ArchivoTexto" style:display-name="Archivo Texto" style:family="paragraph" style:parent-style-name="Standard">
      <style:paragraph-properties fo:keep-together="always" fo:border="0.0034in solid #EEEEEE" fo:padding="0.125in" style:shadow="none" fo:text-align="start" fo:line-height="0.118in" fo:background-color="#EEEEEE"/>
      <style:text-properties style:font-name="Consolas" style:font-name-asian="Consolas" style:font-name-complex="Consolas" fo:text-shadow="0.0138in 0.0138in 0in #000000" fo:hyphenate="false"/>
    </style:style>
    <style:style style:name="CódigoWindows" style:display-name="Código Windows" style:family="paragraph" style:parent-style-name="Standard">
      <style:paragraph-properties fo:border="0.0034in solid #808080" fo:padding="0.125in" style:shadow="none" fo:text-align="start" fo:line-height="0.118in" fo:background-color="#808080"/>
      <style:text-properties style:font-name="Consolas" style:font-name-asian="Consolas" style:font-name-complex="Consolas" fo:color="#FFFFFF" fo:hyphenate="false"/>
    </style:style>
    <style:style style:name="TableContents" style:display-name="Table Contents" style:family="paragraph" style:parent-style-name="Standard">
      <style:paragraph-properties fo:margin-top="0in" fo:margin-bottom="0in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árrafodelista" style:display-name="Párrafo de lista" style:family="paragraph" style:parent-style-name="Standard">
      <style:paragraph-properties fo:margin-left="0.45in" fo:text-indent="-0.1527in">
        <style:tab-stops/>
      </style:paragraph-properties>
      <style:text-properties fo:hyphenate="false"/>
    </style:style>
    <style:style style:name="Nota" style:display-name="Nota" style:family="paragraph" style:parent-style-name="Standard">
      <style:paragraph-properties fo:border="0.0034in solid #FF8000" fo:padding="0.0833in" style:shadow="none" style:text-autospace="none" style:contextual-spacing="true" fo:margin-bottom="0.1576in" fo:line-height="100%" fo:background-color="#FFFFCC"/>
      <style:text-properties style:font-name-asian="BDKABK+Helvetica, 'Times New Ro" style:font-name-complex="BDKABK+Helvetica, 'Times New Ro" fo:color="#000000" fo:font-size="8pt" style:font-size-asian="8pt" style:font-size-complex="8pt" fo:hyphenate="false"/>
    </style:style>
    <style:style style:name="CódigoWindowsPowerShell" style:display-name="Código Windows PowerShell" style:family="paragraph" style:parent-style-name="CódigoWindows">
      <style:paragraph-properties fo:background-color="#3F47CE"/>
      <style:text-properties fo:hyphenate="false"/>
    </style:style>
    <style:style style:name="Títulodeltema" style:display-name="Título del tema" style:family="paragraph" style:parent-style-name="Título1" style:next-style-name="Standard" style:default-outline-level="1">
      <style:paragraph-properties fo:text-align="start" fo:margin-top="0.0395in" fo:margin-bottom="0.118in"/>
      <style:text-properties style:font-name="Century Gothic" style:font-name-asian="Century Gothic" style:font-name-complex="Century Gothic" fo:font-size="13pt" style:font-size-asian="13pt" fo:hyphenate="false"/>
    </style:style>
    <style:style style:name="Listado" style:display-name="Listado" style:family="paragraph" style:parent-style-name="Standard" style:next-style-name="Standard">
      <style:paragraph-properties style:contextual-spacing="true" fo:margin-top="0.0395in" fo:margin-bottom="0.0395in"/>
      <style:text-properties fo:hyphenate="false"/>
    </style:style>
    <style:style style:name="Figure" style:display-name="Figure" style:family="paragraph" style:parent-style-name="Descripción">
      <style:text-properties fo:hyphenate="false"/>
    </style:style>
    <style:style style:name="Illustration" style:display-name="Illustration" style:family="paragraph" style:parent-style-name="Descripción"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1229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CódigoHTML1" style:display-name="Código HTML1" style:family="paragraph">
      <style:text-properties style:font-name="Courier New" style:font-name-asian="Tahoma" style:font-name-complex="Liberation Sans" fo:font-size="10pt" style:font-size-asian="10pt" fo:hyphenate="false"/>
    </style:style>
    <style:style style:name="CódigoCalc" style:display-name="Código Calc" style:family="paragraph" style:parent-style-name="CódigoWindowsPowerShell" style:next-style-name="Standard">
      <style:paragraph-properties fo:background-color="#468A1A"/>
      <style:text-properties style:font-name="Liberation Serif" style:font-name-asian="Liberation Serif" style:font-name-complex="Liberation Serif" fo:hyphenate="false"/>
    </style:style>
    <style:style style:name="Contents1" style:display-name="Contents 1" style:family="paragraph" style:parent-style-name="Standard">
      <style:paragraph-properties fo:margin-left="0.0798in">
        <style:tab-stops/>
      </style:paragraph-properties>
      <style:text-properties style:font-name="Times New Roman" style:font-name-asian="Times New Roman" style:font-name-complex="Times New Roman" fo:font-size="12pt" style:font-size-asian="12pt"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Título2Personalizado" style:display-name="Título 2 Personalizado" style:family="paragraph" style:parent-style-name="Título1Personalizado" style:next-style-name="Standard" style:default-outline-level="2">
      <style:paragraph-properties fo:text-align="justify" fo:margin-top="0.118in" fo:margin-bottom="0.0784in" fo:margin-left="0.5236in" fo:text-indent="-0.2756in">
        <style:tab-stops/>
      </style:paragraph-properties>
      <style:text-properties fo:font-size="10pt" style:font-size-asian="10pt" fo:hyphenate="false"/>
    </style:style>
    <style:style style:name="CódigoGNULinux" style:display-name="Código GNU/Linux" style:family="paragraph" style:parent-style-name="Standard">
      <style:paragraph-properties fo:border="0.0034in solid #993366" fo:padding="0.125in" style:shadow="none" fo:text-align="start" fo:margin-top="0in" fo:margin-bottom="0.118in" fo:line-height="0.118in" fo:background-color="#993366"/>
      <style:text-properties style:font-name="Courier New" style:font-name-asian="Courier New" style:font-name-complex="Courier New" fo:color="#FFFFFF" fo:hyphenate="false"/>
    </style:style>
    <style:style style:name="Contents3" style:display-name="Contents 3" style:family="paragraph" style:parent-style-name="Index" style:default-outline-level="3">
      <style:paragraph-properties fo:margin-top="0in" fo:margin-bottom="0in" fo:margin-left="0.3541in">
        <style:tab-stops>
          <style:tab-stop style:type="right" style:leader-style="dotted" style:leader-text="." style:position="6.3in"/>
        </style:tab-stops>
      </style:paragraph-properties>
      <style:text-properties fo:font-size="9pt" style:font-size-asian="9pt" fo:hyphenate="false"/>
    </style:style>
    <style:style style:name="Título1Personalizado" style:display-name="Título 1 Personalizado" style:family="paragraph" style:parent-style-name="Título1" style:next-style-name="Standard" style:default-outline-level="1">
      <style:paragraph-properties fo:text-align="start" fo:margin-top="0.1576in" fo:margin-bottom="0.1576in"/>
      <style:text-properties style:font-name="Century Gothic" style:font-name-asian="Century Gothic" style:font-name-complex="Century Gothic" fo:font-size="11pt" style:font-size-asian="11pt" fo:hyphenate="false"/>
    </style:style>
    <style:style style:name="CódigoKaliGNULinux" style:display-name="Código Kali GNU/Linux" style:family="paragraph" style:parent-style-name="CódigoGNULinux" style:next-style-name="Standard">
      <style:paragraph-properties fo:border="0.0034in solid #324162" fo:padding="0.125in" style:shadow="none" fo:background-color="#324162"/>
      <style:text-properties style:font-name="Consolas" style:font-name-asian="Consolas" style:font-name-complex="Consolas" fo:hyphenate="false"/>
    </style:style>
    <style:style style:name="Título3Personalizado" style:display-name="Título 3 Personalizado" style:family="paragraph" style:parent-style-name="Título2Personalizado" style:next-style-name="Standard" style:default-outline-level="3">
      <style:paragraph-properties fo:margin-top="0.0784in" fo:margin-bottom="0.0395in" fo:margin-left="0.5513in">
        <style:tab-stops/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in" fo:margin-bottom="0in" fo:margin-left="0.5895in">
        <style:tab-stops>
          <style:tab-stop style:type="right" style:leader-style="dotted" style:leader-text="." style:position="6.1034in"/>
        </style:tab-stops>
      </style:paragraph-properties>
      <style:text-properties fo:font-size="9pt" style:font-size-asian="9pt" fo:hyphenate="false"/>
    </style:style>
    <style:style style:name="Título4Personalizado" style:display-name="Título 4 Personalizado" style:family="paragraph" style:parent-style-name="Título3Personalizado" style:default-outline-level="3">
      <style:paragraph-properties fo:text-align="start"/>
      <style:text-properties fo:hyphenate="false"/>
    </style:style>
    <style:style style:name="_OOoComputerCode" style:display-name="_OOoComputerCode" style:family="paragraph" style:parent-style-name="Standard" style:next-style-name="Standard">
      <style:paragraph-properties fo:border="0.0034in solid #999999" fo:padding="0.0833in" style:shadow="none" fo:text-align="start" fo:margin-top="0.0194in" fo:margin-bottom="0.0194in" fo:line-height="100%" fo:background-color="#F5F5F5">
        <style:tab-stops>
          <style:tab-stop style:type="left" style:position="0.1965in"/>
          <style:tab-stop style:type="left" style:position="0.3937in"/>
          <style:tab-stop style:type="left" style:position="0.5902in"/>
          <style:tab-stop style:type="left" style:position="0.7875in"/>
          <style:tab-stop style:type="left" style:position="0.984in"/>
        </style:tab-stops>
      </style:paragraph-properties>
      <style:text-properties fo:font-size="9pt" style:font-size-asian="9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Century Gothic" style:font-name-asian="Century Gothic" style:font-name-complex="Century Gothic" fo:font-weight="bold" style:font-weight-asian="bold" style:font-weight-complex="bold" fo:font-size="9pt" style:font-size-asian="9pt" style:font-size-complex="9pt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ComandoTexto" style:display-name="Comando Texto" style:family="text">
      <style:text-properties style:font-name="Consolas" style:font-name-asian="Consolas" style:font-name-complex="Consolas" fo:font-weight="bold" style:font-weight-asian="bold" fo:text-shadow="0.0138in 0.0138in 0in #000000" fo:color="#B2B2B2" fo:font-size="10.5pt" style:font-size-asian="10.5pt"/>
    </style:style>
    <style:style style:name="ComandoWindows" style:display-name="Comando Windows" style:family="text" style:parent-style-name="ComandoTexto">
      <style:text-properties style:font-name="Consolas" style:font-name-asian="Consolas" style:font-name-complex="Consolas" fo:font-weight="bold" style:font-weight-asian="bold" fo:text-shadow="0.0138in 0.0138in 0in #000000" fo:color="#21409A" fo:font-size="10.5pt" style:font-size-asian="10.5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ComandoLinux" style:display-name="Comando Linux" style:family="text">
      <style:text-properties style:font-name="Courier New" style:font-name-asian="Courier New" style:font-name-complex="Courier New" fo:font-weight="bold" style:font-weight-asian="bold" fo:color="#993366" fo:font-size="10.5pt" style:font-size-asian="10.5pt"/>
    </style:style>
    <style:style style:name="MenúWindows" style:display-name="Menú Windows" style:family="text" style:parent-style-name="ComandoTexto">
      <style:text-properties style:font-name="Tahoma" style:font-name-asian="Tahoma" style:font-name-complex="Tahoma" fo:font-weight="normal" style:font-weight-asian="normal" fo:font-style="normal" style:font-style-asian="normal" style:text-outline="false" fo:text-shadow="0.0138in 0.0138in 0in #000000" fo:color="#333333" style:text-scale="100%" fo:font-size="9.5pt" style:font-size-asian="9.5pt" fo:background-color="#DDDDD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MenúGNULinux" style:display-name="Menú GNU/Linux" style:family="text" style:parent-style-name="MenúWindows">
      <style:text-properties style:font-name="Trebuchet MS" style:font-name-asian="Trebuchet MS" style:font-name-complex="Trebuchet MS" fo:font-weight="normal" style:font-weight-asian="normal" fo:font-style="normal" style:font-style-asian="normal" style:text-outline="false" fo:text-shadow="0.0138in 0.0138in 0in #000000" fo:color="#333333" style:text-scale="100%" fo:font-size="9.5pt" style:font-size-asian="9.5pt" fo:background-color="#FFDAA2"/>
    </style:style>
    <style:style style:name="UserEntry" style:display-name="User Entry" style:family="text">
      <style:text-properties style:font-name="Liberation Mono" style:font-name-asian="Liberation Mono" style:font-name-complex="Liberation Mono"/>
    </style:style>
    <style:style style:name="Númerodepágina" style:display-name="Número de página" style:family="text"/>
    <style:style style:name="Character_20_style" style:display-name="Character_20_style" style:family="text"/>
    <style:style style:name="Figura" style:display-name="Figura" style:family="text">
      <style:text-properties style:font-name="Century Gothic" style:font-name-asian="Century Gothic" style:font-name-complex="Century Gothic" fo:font-size="9pt" style:font-size-asian="9pt"/>
    </style:style>
    <style:style style:name="Menú" style:display-name="Menú" style:family="text" style:parent-style-name="ComandoTexto">
      <style:text-properties style:font-name="Tahoma" style:font-name-asian="Tahoma" style:font-name-complex="Tahoma" fo:font-weight="normal" style:font-weight-asian="normal" fo:font-style="normal" style:font-style-asian="normal" style:text-outline="false" fo:text-shadow="0.0138in 0.0138in 0in #000000" fo:color="#333333" style:text-scale="100%" fo:font-size="9.5pt" style:font-size-asian="9.5pt" fo:background-color="#DDDDDD"/>
    </style:style>
    <style:style style:name="IndexLink" style:display-name="Index Link" style:family="text"/>
    <style:style style:name="ComandoCalc" style:display-name="Comando Calc" style:family="text" style:parent-style-name="ComandoWindows">
      <style:text-properties style:font-name="Liberation Sans" style:font-name-asian="Liberation Sans" style:font-name-complex="Liberation Sans" fo:font-weight="bold" style:font-weight-asian="bold" fo:text-shadow="0.0138in 0.0138in 0in #000000" fo:color="#00A933" fo:font-size="10.5pt" style:font-size-asian="10.5pt"/>
    </style:style>
    <style:style style:name="NegritaPrácticas" style:display-name="Negrita Prácticas" style:family="text">
      <style:text-properties style:font-name="Century Gothic" style:font-name-asian="Century Gothic" style:font-name-complex="Century Gothic" fo:font-weight="bold" style:font-weight-asian="bold" fo:color="#21409A" fo:font-size="8pt" style:font-size-asian="8pt"/>
    </style:style>
    <style:style style:name="ComandoGNULinux" style:display-name="Comando GNU/Linux" style:family="text">
      <style:text-properties style:font-name="Courier New" style:font-name-asian="Courier New" style:font-name-complex="Courier New" fo:font-weight="bold" style:font-weight-asian="bold" fo:color="#993366" fo:font-size="10.5pt" style:font-size-asian="10.5pt"/>
    </style:style>
    <style:style style:name="ComandoKaliGNULinux" style:display-name="Comando Kali GNU/Linux" style:family="text" style:parent-style-name="ComandoGNULinux">
      <style:text-properties style:font-name="Consolas" style:font-name-asian="Consolas" style:font-name-complex="Consolas" fo:font-weight="bold" style:font-weight-asian="bold" fo:color="#1B3B83" fo:font-size="10.5pt" style:font-size-asian="10.5pt"/>
    </style:style>
    <style:style style:name="OOoComputerCode" style:display-name="OOoComputerCode" style:family="text">
      <style:text-properties style:font-name="Courier New" style:font-name-asian="Courier New" style:font-name-complex="Courier New" fo:color="#000000" fo:font-size="9pt" style:font-size-asian="9pt"/>
    </style:style>
    <style:style style:name="_OOoComputerBase" style:display-name="_OOoComputerBase" style:family="text" style:parent-style-name="OOoComputerCode">
      <style:text-properties style:font-name="Courier New" style:font-name-asian="Courier New" style:font-name-complex="Courier New" fo:color="#000000" fo:font-size="9pt" style:font-size-asian="9pt"/>
    </style:style>
    <style:style style:name="_OOoComputerComment" style:display-name="_OOoComputerComment" style:family="text" style:parent-style-name="_OOoComputerBase">
      <style:text-properties style:font-name="Courier New" style:font-name-asian="Courier New" style:font-name-complex="Courier New" fo:color="#4C4C4C" fo:font-size="9pt" style:font-size-asian="9pt"/>
    </style:style>
    <style:style style:name="_OOoComputerBaseNoLocale" style:display-name="_OOoComputerBaseNoLocale" style:family="text" style:parent-style-name="_OOoComputerBase">
      <style:text-properties style:font-name="Courier New" style:font-name-asian="Courier New" style:font-name-complex="Courier New" fo:color="#000000" fo:font-size="9pt" style:font-size-asian="9pt"/>
    </style:style>
    <style:style style:name="_OOoComputerSpecial" style:display-name="_OOoComputerSpecial" style:family="text" style:parent-style-name="_OOoComputerBaseNoLocale">
      <style:text-properties style:font-name="Courier New" style:font-name-asian="Courier New" style:font-name-complex="Courier New" fo:color="#000000" fo:font-size="9pt" style:font-size-asian="9pt"/>
    </style:style>
    <style:style style:name="_OOoComputerLiteral" style:display-name="_OOoComputerLiteral" style:family="text" style:parent-style-name="_OOoComputerBase">
      <style:text-properties style:font-name="Courier New" style:font-name-asian="Courier New" style:font-name-complex="Courier New" fo:color="#FF0000" fo:font-size="9pt" style:font-size-asian="9pt"/>
    </style:style>
    <style:style style:name="_OOoComputerNumber" style:display-name="_OOoComputerNumber" style:family="text" style:parent-style-name="_OOoComputerBase">
      <style:text-properties style:font-name="Courier New" style:font-name-asian="Courier New" style:font-name-complex="Courier New" fo:color="#FF3200" fo:font-size="9pt" style:font-size-asian="9pt"/>
    </style:style>
    <style:style style:name="_OOoComputerKeyWord" style:display-name="_OOoComputerKeyWord" style:family="text" style:parent-style-name="_OOoComputerBase">
      <style:text-properties style:font-name="Courier New" style:font-name-asian="Courier New" style:font-name-complex="Courier New" fo:color="#000080" fo:font-size="9pt" style:font-size-asian="9pt"/>
    </style:style>
    <style:style style:name="_OOoComputerAltKeyWord" style:display-name="_OOoComputerAltKeyWord" style:family="text" style:parent-style-name="_OOoComputerBase">
      <style:text-properties style:font-name="Courier New" style:font-name-asian="Courier New" style:font-name-complex="Courier New" fo:color="#320080" fo:font-size="9pt" style:font-size-asian="9pt"/>
    </style:style>
    <style:style style:name="_OOoComputerIdent" style:display-name="_OOoComputerIdent" style:family="text" style:parent-style-name="_OOoComputerBase">
      <style:text-properties style:font-name="Courier New" style:font-name-asian="Courier New" style:font-name-complex="Courier New" fo:color="#008000" fo:font-size="9pt" style:font-size-asian="9pt"/>
    </style:style>
    <style:style style:name="CódigoJavaScript" style:display-name="Código JavaScript" style:family="text">
      <style:text-properties style:font-name="Consolas" style:font-name-asian="Consolas" style:font-name-complex="Consolas" fo:font-weight="bold" style:font-weight-asian="bold" fo:color="#333333" fo:font-size="10pt" style:font-size-asian="10pt"/>
    </style:style>
    <style:style style:name="SinEstilo" style:display-name="Sin Estilo" style:family="text">
      <style:text-properties style:font-name="Century Gothic" style:font-name-asian="Century Gothic" style:font-name-complex="Century Gothic" fo:color="#000000" fo:font-size="10pt" style:font-size-asian="10pt"/>
    </style:style>
    <style:style style:name="BotónHTML" style:display-name="Botón HTML" style:family="text" style:parent-style-name="Menú">
      <style:text-properties style:font-name="Century Gothic" style:font-name-asian="Century Gothic" style:font-name-complex="Century Gothic" fo:font-weight="bold" style:font-weight-asian="bold" fo:font-style="normal" style:font-style-asian="normal" style:text-outline="false" fo:text-shadow="0.0138in 0.0138in 0in #000000" fo:color="#000000" style:text-scale="100%" fo:font-size="9.5pt" style:font-size-asian="9.5pt" fo:background-color="#CCCCCC"/>
    </style:style>
    <style:style style:name="WW_CharLFO1LVL1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1LVL2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1LVL3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1LVL4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1LVL5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1LVL6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1LVL7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1LVL8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1LVL9" style:family="text">
      <style:text-properties style:font-name="Century Gothic" fo:font-weight="bold" style:font-weight-asian="bold" style:font-weight-complex="bold" fo:font-size="9pt" style:font-size-asian="9pt" style:font-size-complex="9pt"/>
    </style:style>
    <text:list-style style:name="Numbering123" style:display-name="Numbering 123">
      <text:list-level-style-number text:level="1" text:style-name="WW_CharLFO1LVL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.7993in" text:min-label-width="0.2756in" text:list-level-position-and-space-mode="label-alignment">
          <style:list-level-label-alignment text:label-followed-by="space" fo:margin-left="1.075in" fo:text-indent="-0.2756in"/>
        </style:list-level-properties>
      </text:list-level-style-number>
      <text:list-level-style-number text:level="4" text:style-name="WW_CharLFO1LVL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text:style-name="WW_CharLFO1LVL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text:style-name="WW_CharLFO1LVL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text:style-name="WW_CharLFO1LVL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text:style-name="WW_CharLFO1LVL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text:style-name="WW_CharLFO1LVL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2LVL1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2LVL2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2LVL3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2LVL4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2LVL5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2LVL6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2LVL7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2LVL8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2LVL9" style:family="text">
      <style:text-properties style:font-name="OpenSymbol" fo:font-weight="bold" style:font-weight-asian="bold" style:font-weight-complex="bold" fo:font-size="9pt" style:font-size-asian="9pt" style:font-size-complex="9pt"/>
    </style:style>
    <text:list-style style:name="List1" style:display-name="List 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✔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Century Gothic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3LVL2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3LVL3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3LVL4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3LVL5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3LVL6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3LVL7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3LVL8" style:family="text">
      <style:text-properties style:font-name="OpenSymbol" fo:font-weight="bold" style:font-weight-asian="bold" style:font-weight-complex="bold" fo:font-size="9pt" style:font-size-asian="9pt" style:font-size-complex="9pt"/>
    </style:style>
    <style:style style:name="WW_CharLFO3LVL9" style:family="text">
      <style:text-properties style:font-name="OpenSymbol" fo:font-weight="bold" style:font-weight-asian="bold" style:font-weight-complex="bold" fo:font-size="9pt" style:font-size-asian="9pt" style:font-size-complex="9pt"/>
    </style:style>
    <text:list-style style:name="List2" style:display-name="List 2">
      <text:list-level-style-bullet text:level="1" text:style-name="WW_CharLFO3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4LVL2" style:family="text">
      <style:text-properties style:font-name="Century Gothic" fo:font-weight="bold" style:font-weight-asian="bold" style:font-weight-complex="bold" fo:font-size="9pt" style:font-size-asian="9pt" style:font-size-complex="9pt"/>
    </style: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 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.2972in" text:min-label-width="0.1833in" text:list-level-position-and-space-mode="label-alignment">
          <style:list-level-label-alignment text:label-followed-by="listtab" fo:margin-left="0.4805in" fo:text-indent="-0.1833in"/>
        </style:list-level-properties>
      </text:list-level-style-number>
      <text:list-level-style-number text:level="2" style:num-format="1" text:display-levels="2">
        <style:list-level-properties text:space-before="0.2361in" text:min-label-width="0.3743in" text:list-level-position-and-space-mode="label-alignment">
          <style:list-level-label-alignment text:label-followed-by="listtab" fo:margin-left="0.6104in" fo:text-indent="-0.3743in"/>
        </style:list-level-properties>
      </text:list-level-style-number>
      <text:list-level-style-bullet text:level="3" text:bullet-char="•">
        <style:list-level-properties text:space-before="0.3354in" text:min-label-width="0.1527in" text:list-level-position-and-space-mode="label-alignment">
          <style:list-level-label-alignment text:label-followed-by="listtab" fo:margin-left="0.4881in" fo:text-indent="-0.1527in"/>
        </style:list-level-properties>
      </text:list-level-style-bullet>
      <text:list-level-style-bullet text:level="4" text:bullet-char="•">
        <style:list-level-properties text:space-before="0.3472in" text:min-label-width="0.1527in" text:list-level-position-and-space-mode="label-alignment">
          <style:list-level-label-alignment text:label-followed-by="listtab" fo:margin-left="0.5in" fo:text-indent="-0.1527in"/>
        </style:list-level-properties>
      </text:list-level-style-bullet>
      <text:list-level-style-bullet text:level="5" text:bullet-char="•">
        <style:list-level-properties text:space-before="0.4583in" text:min-label-width="0.1527in" text:list-level-position-and-space-mode="label-alignment">
          <style:list-level-label-alignment text:label-followed-by="listtab" fo:margin-left="0.6111in" fo:text-indent="-0.1527in"/>
        </style:list-level-properties>
      </text:list-level-style-bullet>
      <text:list-level-style-bullet text:level="6" text:bullet-char="•">
        <style:list-level-properties text:space-before="0.5138in" text:min-label-width="0.1527in" text:list-level-position-and-space-mode="label-alignment">
          <style:list-level-label-alignment text:label-followed-by="listtab" fo:margin-left="0.6666in" fo:text-indent="-0.1527in"/>
        </style:list-level-properties>
      </text:list-level-style-bullet>
      <text:list-level-style-bullet text:level="7" text:bullet-char="•">
        <style:list-level-properties text:space-before="1.4722in" text:min-label-width="0.1527in" text:list-level-position-and-space-mode="label-alignment">
          <style:list-level-label-alignment text:label-followed-by="listtab" fo:margin-left="1.625in" fo:text-indent="-0.1527in"/>
        </style:list-level-properties>
      </text:list-level-style-bullet>
      <text:list-level-style-bullet text:level="8" text:bullet-char="•">
        <style:list-level-properties text:space-before="2.7784in" text:min-label-width="0.1527in" text:list-level-position-and-space-mode="label-alignment">
          <style:list-level-label-alignment text:label-followed-by="listtab" fo:margin-left="2.9312in" fo:text-indent="-0.1527in"/>
        </style:list-level-properties>
      </text:list-level-style-bullet>
      <text:list-level-style-bullet text:level="9" text:bullet-char="•">
        <style:list-level-properties text:space-before="4.0847in" text:min-label-width="0.1527in" text:list-level-position-and-space-mode="label-alignment">
          <style:list-level-label-alignment text:label-followed-by="listtab" fo:margin-left="4.2375in" fo:text-indent="-0.1527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7LVL2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7LVL3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7LVL4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7LVL5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7LVL6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7LVL7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7LVL8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7LVL9" style:family="text">
      <style:text-properties style:font-name="Century Gothic" fo:font-weight="bold" style:font-weight-asian="bold" style:font-weight-complex="bold" fo:font-size="9pt" style:font-size-asian="9pt" style:font-size-complex="9pt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text:style-name="WW_CharLFO7LVL1" style:num-prefix="Ejercicio " style:num-suffix=" -" style:num-format="1">
        <style:list-level-properties text:space-before="0.252in" text:min-label-width="0.2479in" text:list-level-position-and-space-mode="label-alignment">
          <style:list-level-label-alignment text:label-followed-by="space" fo:margin-left="0.5in" fo:text-indent="-0.2479in"/>
        </style:list-level-properties>
      </text:list-level-style-number>
      <text:list-level-style-number text:level="2" text:style-name="WW_CharLFO7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7LVL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7LVL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7LVL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7LVL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625in" fo:margin-left="0.7875in" fo:margin-bottom="0.645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541in"/>
      </style:header-style>
      <style:footer-style>
        <style:header-footer-properties style:dynamic-spacing="true" fo:min-height="0.3319in"/>
      </style:footer-style>
    </style:page-layout>
    <style:style style:name="P2" style:parent-style-name="Encabezado" style:family="paragraph">
      <style:paragraph-properties fo:text-align="end" fo:margin-top="0in" fo:margin-bottom="0in"/>
    </style:style>
    <style:style style:name="T3" style:parent-style-name="Fuentedepárrafopredeter." style:family="text">
      <style:text-properties fo:color="#B2B2B2" fo:font-size="8pt" style:font-size-asian="8pt" style:font-size-complex="8pt"/>
    </style:style>
    <style:style style:name="T4" style:parent-style-name="Fuentedepárrafopredeter." style:family="text">
      <style:text-properties fo:font-style="italic" style:font-style-asian="italic" style:font-style-complex="italic" fo:color="#B2B2B2" fo:font-size="8pt" style:font-size-asian="8pt" style:font-size-complex="8pt"/>
    </style:style>
    <style:style style:name="T5" style:parent-style-name="Fuentedepárrafopredeter." style:family="text">
      <style:text-properties fo:color="#B2B2B2" fo:font-size="8pt" style:font-size-asian="8pt" style:font-size-complex="8pt"/>
    </style:style>
    <style:style style:name="P6" style:parent-style-name="Piedepágina" style:family="paragraph">
      <style:paragraph-properties fo:text-align="end" fo:margin-top="0in" fo:margin-bottom="0in"/>
    </style:style>
    <style:style style:name="T7" style:parent-style-name="Fuentedepárrafopredeter." style:family="text">
      <style:text-properties fo:color="#999999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span text:style-name="T3">UT04 Eventos y<text:s/></text:span><text:span text:style-name="T4">Hooks</text:span><text:span text:style-name="T5">. Formularios – Desarrollo Web en Entorno Cliente</text:span></text:p>
      </style:header>
      <style:footer>
        <text:p text:style-name="P6"><text:span text:style-name="T7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ERRI PASCUAL, JOSUE</dc:creator>
    <meta:creation-date>2017-10-20T23:40:00Z</meta:creation-date>
    <dc:date>2024-11-13T18:00:00Z</dc:date>
    <meta:template xlink:href="Normal.dotm" xlink:type="simple"/>
    <meta:editing-cycles>149</meta:editing-cycles>
    <meta:editing-duration>PT36180S</meta:editing-duration>
    <meta:document-statistic meta:page-count="2" meta:paragraph-count="7" meta:word-count="548" meta:character-count="3559" meta:row-count="25" meta:non-whitespace-character-count="3018"/>
  </office:meta>
</office:document-meta>
</file>